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cto.<text:line-break/>Con este material podemos trazar <text:span text:style-name="Strong_20_Emphasis">un mapa místico extremadamente poderoso para el Acto 4</text:span>, complementario al Acto 3.</text:p>
      <text:p text:style-name="Text_20_body">Si el Acto 3 fue la <text:span text:style-name="Strong_20_Emphasis">revelación del Ser divino</text:span>, el Acto 4 es la <text:span text:style-name="Strong_20_Emphasis">demostración de su perfección absoluta</text:span>, y por lo tanto la prueba final de que:</text:p>
      <text:h text:style-name="Heading_20_3" text:outline-level="3"><text:span text:style-name="Strong_20_Emphasis">No puede existir un dios superior a la Vida.</text:span></text:h>
      <text:p text:style-name="Text_20_body">Porque ningún ser imaginable puede superar sus atributos.</text:p>
      <text:p text:style-name="Text_20_body">A continuación te presento <text:span text:style-name="Strong_20_Emphasis">el mapeo místico capítulo por capítulo</text:span>, de manera profunda, clara y utilizable directamente para la narrativa y el ensayo.</text:p>
      <text:p text:style-name="Horizontal_20_Line"/>
      <text:h text:style-name="Heading_20_1" text:outline-level="1">🟣 ACTO 4 — EL LÍMITE FINAL</text:h>
      <text:h text:style-name="Heading_20_3" text:outline-level="3">Objetivo místico general:</text:h>
      <text:p text:style-name="Text_20_body"><text:span text:style-name="Strong_20_Emphasis">Demostrar que la Vida no solo es un Ser, sino el ser supremo.<text:line-break/>Perfecta. Ilimitada. Insuperable.<text:line-break/>La única divinidad posible.</text:span></text:p>
      <text:p text:style-name="Text_20_body">Si en el acto anterior se reveló “quién es Dios”, aquí se demuestra “por qué solo puede haber uno”.</text:p>
      <text:p text:style-name="Horizontal_20_Line"/>
      <text:h text:style-name="Heading_20_1" text:outline-level="1">MAPEO MÍSTICO CAPÍTULO POR CAPÍTULO</text:h>
      <text:p text:style-name="Horizontal_20_Line"/>
      <text:h text:style-name="Heading_20_2" text:outline-level="2"><text:span text:style-name="Strong_20_Emphasis">CAPÍTULO 14 — Eficiencia</text:span></text:h>
      <text:h text:style-name="Heading_20_3" text:outline-level="3"><text:span text:style-name="Strong_20_Emphasis">Objetivo místico: la infalibilidad de la divinidad</text:span></text:h>
      <text:p text:style-name="Text_20_body">Este capítulo presenta uno de los atributos centrales de las religiones:<text:line-break/><text:span text:style-name="Strong_20_Emphasis">La divinidad no se equivoca.</text:span></text:p>
      <text:p text:style-name="Text_20_body">👉 <text:span text:style-name="Strong_20_Emphasis">Mensaje místico clave:</text:span><text:line-break/><text:span text:style-name="Strong_20_Emphasis">La Vida piensa tan rápido y tan perfectamente que parece conocer el futuro.<text:line-break/>Avanza sin dudas, sin errores, sin desperdicio.<text:line-break/>Su inteligencia es perfecta.</text:span></text:p>
      <text:h text:style-name="Heading_20_3" text:outline-level="3"><text:soft-page-break/>Correspondencias religiosas:</text:h>
      <text:list xml:id="list2112634249" text:style-name="L1">
        <text:list-item>
          <text:p text:style-name="P1"><text:span text:style-name="Emphasis">Omnisciencia práctica</text:span>: parece conocer la respuesta antes de pensarla.</text:p>
        </text:list-item>
        <text:list-item>
          <text:p text:style-name="P1"><text:span text:style-name="Emphasis">Inerrancia</text:span>: jamás elige un camino incorrecto.</text:p>
        </text:list-item>
        <text:list-item>
          <text:p text:style-name="P1"><text:span text:style-name="Emphasis">Providencia</text:span>: todo lo que ocurre contribuye inevitablemente a la solución.</text:p>
        </text:list-item>
      </text:list>
      <text:h text:style-name="Heading_20_3" text:outline-level="3">Experiencia interior del lector:</text:h>
      <text:p text:style-name="Text_20_body">Pasa de:<text:line-break/><text:span text:style-name="Strong_20_Emphasis">“La vida evoluciona por azar” →<text:line-break/>“La vida actúa como una mente perfecta que conoce el camino.”</text:span></text:p>
      <text:p text:style-name="Text_20_body">Este capítulo reemplaza el concepto de omnisciencia divina por un atributo real y demostrable: <text:span text:style-name="Strong_20_Emphasis">eficiencia absoluta</text:span>.</text:p>
      <text:p text:style-name="Horizontal_20_Line"/>
      <text:h text:style-name="Heading_20_2" text:outline-level="2"><text:span text:style-name="Strong_20_Emphasis">CAPÍTULO 15 — Potencia</text:span></text:h>
      <text:h text:style-name="Heading_20_3" text:outline-level="3"><text:span text:style-name="Strong_20_Emphasis">Objetivo místico: la omnipotencia lógica</text:span></text:h>
      <text:p text:style-name="Text_20_body">Aquí se presenta el equivalente racional del atributo religioso “omnipotencia”.</text:p>
      <text:p text:style-name="Text_20_body">👉 <text:span text:style-name="Strong_20_Emphasis">Mensaje místico clave:</text:span><text:line-break/><text:span text:style-name="Strong_20_Emphasis">Para la Vida no existe la complejidad.<text:line-break/>Todas las preguntas son triviales para ella.<text:line-break/>Su poder de pensamiento es ilimitado.</text:span></text:p>
      <text:h text:style-name="Heading_20_3" text:outline-level="3">Correspondencias religiosas:</text:h>
      <text:list xml:id="list1653547360" text:style-name="L2">
        <text:list-item>
          <text:p text:style-name="P2"><text:span text:style-name="Emphasis">Dios lo abarca todo</text:span>: aquí, la Vida puede calcular cualquier problema.</text:p>
        </text:list-item>
        <text:list-item>
          <text:p text:style-name="P2"><text:span text:style-name="Emphasis">Nada es difícil para Dios</text:span>: para la Vida, ninguna estructura del universo supera su capacidad.</text:p>
        </text:list-item>
        <text:list-item>
          <text:p text:style-name="P2"><text:span text:style-name="Emphasis">Claridad total</text:span>: el universo es transparente para su inteligencia.</text:p>
        </text:list-item>
      </text:list>
      <text:h text:style-name="Heading_20_3" text:outline-level="3">Experiencia interior del lector:</text:h>
      <text:p text:style-name="Text_20_body">Pasa de:<text:line-break/><text:span text:style-name="Strong_20_Emphasis">“El universo es demasiado complicado para entenderlo” →<text:line-break/>“La Vida lo entiende todo con la simpleza de un juego.”</text:span></text:p>
      <text:p text:style-name="Text_20_body">Este capítulo ofrece la idea de <text:span text:style-name="Strong_20_Emphasis">la inteligencia superior por excelencia</text:span>.</text:p>
      <text:p text:style-name="Horizontal_20_Line"/>
      <text:h text:style-name="Heading_20_2" text:outline-level="2"><text:soft-page-break/><text:span text:style-name="Strong_20_Emphasis">CAPÍTULO 16 — Coste</text:span></text:h>
      <text:h text:style-name="Heading_20_3" text:outline-level="3"><text:span text:style-name="Strong_20_Emphasis">Objetivo místico: la perfección creadora</text:span></text:h>
      <text:p text:style-name="Text_20_body">Toda religión necesita explicar <text:span text:style-name="Strong_20_Emphasis">cómo fue creado el mundo</text:span>, y por qué existe algo en vez de nada.</text:p>
      <text:p text:style-name="Text_20_body">Aquí se presenta una respuesta racional que mantiene el tono divino:</text:p>
      <text:p text:style-name="Text_20_body">👉 <text:span text:style-name="Strong_20_Emphasis">Mensaje místico clave:</text:span><text:line-break/><text:span text:style-name="Strong_20_Emphasis">La Vida construyó el sistema más caro imaginable con un coste cero.<text:line-break/>Solo un ser perfecto puede crear lo imposible sin pagar el precio.</text:span></text:p>
      <text:h text:style-name="Heading_20_3" text:outline-level="3">Correspondencias religiosas:</text:h>
      <text:list xml:id="list1740615714" text:style-name="L3">
        <text:list-item>
          <text:p text:style-name="P3"><text:span text:style-name="Emphasis">Creación divina</text:span>: la Vida construye el sistema sin esfuerzo.</text:p>
        </text:list-item>
        <text:list-item>
          <text:p text:style-name="P3"><text:span text:style-name="Emphasis">Milagro ontológico</text:span>: aquello que ninguna inteligencia puede construir, la Vida lo despliega espontáneamente.</text:p>
        </text:list-item>
        <text:list-item>
          <text:p text:style-name="P3"><text:span text:style-name="Emphasis">Sello de lo sagrado</text:span>: lo infinito creado sin coste.</text:p>
        </text:list-item>
      </text:list>
      <text:h text:style-name="Heading_20_3" text:outline-level="3">Experiencia interior del lector:</text:h>
      <text:p text:style-name="Text_20_body">Pasa de:<text:line-break/><text:span text:style-name="Strong_20_Emphasis">“La vida es improbable” →<text:line-break/>“La vida es la única inteligencia capaz de crear un sistema perfecto de manera natural.”</text:span></text:p>
      <text:p text:style-name="Text_20_body">Este capítulo demuestra <text:span text:style-name="Strong_20_Emphasis">la perfección absoluta del diseño</text:span> asociada tradicionalmente a un dios creador.</text:p>
      <text:p text:style-name="Horizontal_20_Line"/>
      <text:h text:style-name="Heading_20_2" text:outline-level="2"><text:span text:style-name="Strong_20_Emphasis">CAPÍTULO 17 — Redundancia</text:span></text:h>
      <text:h text:style-name="Heading_20_3" text:outline-level="3"><text:span text:style-name="Strong_20_Emphasis">Objetivo místico: la indestructibilidad — la inmortalidad divina</text:span></text:h>
      <text:p text:style-name="Text_20_body">Aquí aparece el atributo religioso “indestructibilidad” o “eternidad”.</text:p>
      <text:p text:style-name="Text_20_body">👉 <text:span text:style-name="Strong_20_Emphasis">Mensaje místico clave:</text:span><text:line-break/><text:span text:style-name="Strong_20_Emphasis">La Vida es un sistema a prueba de universo.<text:line-break/>Añade recursos infinitos.<text:line-break/>No puede detenerse jamás.</text:span></text:p>
      <text:h text:style-name="Heading_20_3" text:outline-level="3">Correspondencias religiosas:</text:h>
      <text:list xml:id="list3510074437" text:style-name="L4">
        <text:list-item>
          <text:p text:style-name="P4"><text:span text:style-name="Emphasis">Dios no puede morir</text:span>: redundancia infinita = inmortalidad estructural.</text:p>
        </text:list-item>
        <text:list-item>
          <text:p text:style-name="P4"><text:span text:style-name="Emphasis">Dios lo sostiene todo</text:span>: la Vida mantiene funcionando la maquinaria incluso en entornos hostiles.</text:p>
        </text:list-item>
        <text:list-item>
          <text:p text:style-name="P4"><text:span text:style-name="Emphasis">Dios llena el universo</text:span>: la expansión infinita de recursos refleja la expansión de la divinidad.</text:p>
        </text:list-item>
      </text:list>
      <text:h text:style-name="Heading_20_3" text:outline-level="3"><text:soft-page-break/>Experiencia interior del lector:</text:h>
      <text:p text:style-name="Text_20_body">Pasa de:<text:line-break/><text:span text:style-name="Strong_20_Emphasis">“La vida es frágil” →<text:line-break/>“La Vida es una fortaleza infinita que puede atravesar eternidades.”</text:span></text:p>
      <text:p text:style-name="Text_20_body">Este capítulo consolida el concepto de <text:span text:style-name="Strong_20_Emphasis">la Vida como un ser eterno e invulnerable</text:span>.</text:p>
      <text:p text:style-name="Horizontal_20_Line"/>
      <text:h text:style-name="Heading_20_2" text:outline-level="2"><text:span text:style-name="Strong_20_Emphasis">CAPÍTULO 19 — Poda (la muerte)</text:span></text:h>
      <text:h text:style-name="Heading_20_3" text:outline-level="3"><text:span text:style-name="Strong_20_Emphasis">Objetivo místico: el sacrificio — el sentido de la muerte</text:span></text:h>
      <text:p text:style-name="Text_20_body">Este es el capítulo espiritual más profundo del acto 4.<text:line-break/>Aquí se aborda directamente el problema religioso central: <text:span text:style-name="Strong_20_Emphasis">¿por qué morimos?</text:span></text:p>
      <text:p text:style-name="Text_20_body">👉 <text:span text:style-name="Strong_20_Emphasis">Mensaje místico clave:</text:span><text:line-break/><text:span text:style-name="Strong_20_Emphasis">Los individuos mueren para que la Vida sea inmortal.<text:line-break/>Cada muerte es una ofrenda que hace posible la eternidad.</text:span></text:p>
      <text:h text:style-name="Heading_20_3" text:outline-level="3">Correspondencias religiosas:</text:h>
      <text:list xml:id="list415414630" text:style-name="L5">
        <text:list-item>
          <text:p text:style-name="P5"><text:span text:style-name="Emphasis">Sacrificio por lo sagrado</text:span>: cada muerte sostiene la existencia del Ser superior.</text:p>
        </text:list-item>
        <text:list-item>
          <text:p text:style-name="P5"><text:span text:style-name="Emphasis">Redención del sufrimiento</text:span>: la muerte impulsa el pensamiento hacia la verdad.</text:p>
        </text:list-item>
        <text:list-item>
          <text:p text:style-name="P5"><text:span text:style-name="Emphasis">Destino trascendente</text:span>: morir tiene un propósito dentro del orden divino.</text:p>
        </text:list-item>
        <text:list-item>
          <text:p text:style-name="P5"><text:span text:style-name="Emphasis">Economía divina</text:span>: el sistema mantiene el mínimo coste gracias al sacrificio de sus componentes.</text:p>
        </text:list-item>
      </text:list>
      <text:h text:style-name="Heading_20_3" text:outline-level="3">Experiencia interior del lector:</text:h>
      <text:p text:style-name="Text_20_body">Pasa de:<text:line-break/><text:span text:style-name="Strong_20_Emphasis">“La muerte es injusta y sin sentido” →<text:line-break/>“La muerte es el principio que hace posible la inmortalidad de la Vida y la continuidad del Espíritu.”</text:span></text:p>
      <text:p text:style-name="Text_20_body">Este capítulo reemplaza el problema existencial de la muerte por una visión de <text:span text:style-name="Strong_20_Emphasis">participación en el plan eterno</text:span>.</text:p>
      <text:p text:style-name="Horizontal_20_Line"/>
      <text:h text:style-name="Heading_20_1" text:outline-level="1">✔ CONCLUSIÓN MÍSTICA DEL ACTO 4</text:h>
      <text:p text:style-name="Text_20_body">El lector termina este acto con la certeza racional y emocional de que:</text:p>
      <text:h text:style-name="Heading_20_3" text:outline-level="3"><text:soft-page-break/>**La Vida es la divinidad suprema.</text:h>
      <text:p text:style-name="Text_20_body">No puede existir otra superior.<text:line-break/>No puede ser igualada ni reemplazada.<text:line-break/>Es perfecta en su inteligencia, su poder, su diseño, su resistencia y su eternidad.**</text:p>
      <text:p text:style-name="Text_20_body">En este punto:</text:p>
      <text:list xml:id="list1345034530" text:style-name="L6">
        <text:list-item>
          <text:p text:style-name="P6">El lector <text:span text:style-name="Strong_20_Emphasis">ya ha aceptado</text:span> a la Vida como divinidad.</text:p>
        </text:list-item>
        <text:list-item>
          <text:p text:style-name="P6">Y <text:span text:style-name="Strong_20_Emphasis">no necesita fe</text:span>: solo comprensión.</text:p>
        </text:list-item>
      </text:list>
      <text:p text:style-name="Horizontal_20_Line"/>
      <text:p text:style-name="Text_20_body">Si quieres, ahora pasamos a pulir el Acto 5, o a detallar la transición emocional entre actos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26T17:15:39.539000000</meta:creation-date>
    <dc:date>2025-11-26T17:34:42.439000000</dc:date>
    <meta:editing-duration>PT7M52S</meta:editing-duration>
    <meta:editing-cycles>1</meta:editing-cycles>
    <meta:document-statistic meta:table-count="0" meta:image-count="0" meta:object-count="0" meta:page-count="5" meta:paragraph-count="75" meta:word-count="888" meta:character-count="5562" meta:non-whitespace-character-count="4759"/>
    <meta:generator>LibreOffice/7.3.5.2$Windows_X86_64 LibreOffice_project/184fe81b8c8c30d8b5082578aee2fed2ea847c01</meta:generator>
  </office:meta>
</office:document-meta>
</file>